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Arial" fo:font-size="36.0pt" fo:color="#ffffff" fo:background-color="#4a86e8"/>
    </style:style>
    <style:style style:name="P2" style:family="paragraph" style:parent-style-name="Standard">
      <style:text-properties style:font-name="Arial" fo:font-size="31.0pt" fo:color="#ffffff"/>
    </style:style>
    <style:style style:name="P3" style:family="paragraph" style:parent-style-name="Standard">
      <style:paragraph-properties fo:text-align="center"/>
      <style:text-properties style:font-name="Arial" fo:font-size="16.0pt" fo:color="#000000"/>
    </style:style>
    <style:style style:name="P4" style:family="paragraph" style:parent-style-name="Standard">
      <style:text-properties style:font-name="Arial" fo:font-size="16.0pt" fo:color="#000000"/>
    </style:style>
    <style:style style:name="P5" style:family="paragraph" style:parent-style-name="Standard">
      <style:text-properties style:font-name="Arial" fo:font-size="11.0pt" fo:color="#000000" fo:background-color="#ffffff"/>
    </style:style>
    <style:style style:name="P6" style:family="paragraph" style:parent-style-name="Standard">
      <style:text-properties style:font-name="Arial" fo:font-size="11.0pt" fo:color="#00000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8" style:family="paragraph" style:parent-style-name="Standard">
      <style:text-properties style:font-name="Verdana" fo:font-size="12.0pt" fo:color="#000000"/>
    </style:style>
    <style:style style:name="P9" style:family="paragraph" style:parent-style-name="Standard">
      <style:text-properties style:font-name="Arial" fo:font-size="12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background-color="transparent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TINKER ACADEMY</text:p>
      <text:p text:style-name="P2"/>
      <text:p text:style-name="P3"><text:span text:style-name="T1">AP Computer Science Prep (Java Programming)</text:span></text:p>
      <text:p text:style-name="P4"/>
      <text:p text:style-name="P5"><text:span text:style-name="T2">Quiz 4: </text:span><text:span text:style-name="T1">Java Fundamentals 2</text:span></text:p>
      <text:p text:style-name="P3"/>
      <table:table table:name="Table1" table:style-name="Table1">
        <table:table-column table:style-name="TableColumn1"/>
        <table:table-row>
          <table:table-cell table:style-name="TableCell1">
            <text:p text:style-name="P6">This quiz is graded!</text:p>
            <text:list text:style-name="L1">
              <text:list-item>
                <text:p text:style-name="P7">Only 1 answer is correct</text:p>
              </text:list-item>
              <text:list-item>
                <text:p text:style-name="P7">1 for each answer</text:p>
              </text:list-item>
              <text:list-item>
                <text:p text:style-name="P7">No negative marks</text:p>
              </text:list-item>
            </text:list>
          </table:table-cell>
        </table:table-row>
      </table:table>
      <text:p text:style-name="P8"/>
      <text:p text:style-name="P6"><text:span text:style-name="T1"/></text:p>
      <table:table table:name="Table2" table:style-name="Table1">
        <table:table-column table:style-name="TableColumn1"/>
        <table:table-row>
          <table:table-cell table:style-name="TableCell1">
            <text:p text:style-name="P6">Question 1</text:p>
          </table:table-cell>
        </table:table-row>
        <table:table-row>
          <table:table-cell table:style-name="TableCell1">
            <text:p text:style-name="P6">During the compilation process, Java source code is split into "tokens". Which of these are not considered tokens?</text:p>
            <text:p text:style-name="P6"/>
            <text:list text:style-name="L2">
              <text:list-item>
                <text:p text:style-name="P7">numbers</text:p>
              </text:list-item>
              <text:list-item>
                <text:p text:style-name="P7">characters</text:p>
              </text:list-item>
              <text:list-item>
                <text:p text:style-name="P7">operators</text:p>
              </text:list-item>
              <text:list-item>
                <text:p text:style-name="P7">statements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6"><text:span text:style-name="T1"/></text:p>
      <table:table table:name="Table3" table:style-name="Table1">
        <table:table-column table:style-name="TableColumn1"/>
        <table:table-row>
          <table:table-cell table:style-name="TableCell1">
            <text:p text:style-name="P6">Question 2</text:p>
          </table:table-cell>
        </table:table-row>
        <table:table-row>
          <table:table-cell table:style-name="TableCell1">
            <text:p text:style-name="P6">Which of the following below is not a literal?</text:p>
            <text:p text:style-name="P6"/>
            <text:list text:style-name="L2">
              <text:list-item>
                <text:p text:style-name="P7">"abc"</text:p>
              </text:list-item>
              <text:list-item>
                <text:p text:style-name="P7">123</text:p>
              </text:list-item>
              <text:list-item>
                <text:p text:style-name="P7">public</text:p>
              </text:list-item>
              <text:list-item>
                <text:p text:style-name="P7">'a'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4"/>
      <text:p text:style-name="P6"><text:span text:style-name="T1"/></text:p>
      <table:table table:name="Table4" table:style-name="Table1">
        <table:table-column table:style-name="TableColumn1"/>
        <table:table-row>
          <table:table-cell table:style-name="TableCell1">
            <text:p text:style-name="P6">Question 3</text:p>
          </table:table-cell>
        </table:table-row>
        <table:table-row>
          <table:table-cell table:style-name="TableCell1">
            <text:p text:style-name="P6">Which of the following is true of a keyword?</text:p>
            <text:p text:style-name="P6"/>
            <text:list text:style-name="L2">
              <text:list-item>
                <text:p text:style-name="P7">It is a word reserved by the Java language language</text:p>
              </text:list-item>
              <text:list-item>
                <text:p text:style-name="P7">A word that needs to be used as specified by the Java language</text:p>
              </text:list-item>
              <text:list-item>
                <text:p text:style-name="P7">A word that cannot be used as an identifier</text:p>
              </text:list-item>
              <text:list-item>
                <text:p text:style-name="P7">All of the above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4"/>
      <text:p text:style-name="P4"/>
      <text:p text:style-name="P6"><text:span text:style-name="T1"/></text:p>
      <table:table table:name="Table5" table:style-name="Table1">
        <table:table-column table:style-name="TableColumn1"/>
        <table:table-row>
          <table:table-cell table:style-name="TableCell1">
            <text:p text:style-name="P6">Question 4</text:p>
          </table:table-cell>
        </table:table-row>
        <table:table-row>
          <table:table-cell table:style-name="TableCell1">
            <text:p text:style-name="P6">The code snippet below has some words highlighted. Which of the words is not an identifier?</text:p>
            <text:p text:style-name="P6"/>
            <text:list text:style-name="L2">
              <text:list-item>
                <text:p text:style-name="P7">HelloWorld</text:p>
              </text:list-item>
              <text:list-item>
                <text:p text:style-name="P7">args</text:p>
              </text:list-item>
              <text:list-item>
                <text:p text:style-name="P7">message</text:p>
              </text:list-item>
              <text:list-item>
                <text:p text:style-name="P7">public</text:p>
              </text:list-item>
            </text:list>
            <text:p text:style-name="P6"/>
            <table:table table:name="Table6" table:style-name="Table1">
              <table:table-column table:style-name="TableColumn1"/>
              <table:table-row>
                <table:table-cell table:style-name="TableCell1">
                  <text:p text:style-name="P9">/**</text:p>
                  <text:p text:style-name="P9"><text:s/>* HelloWorld is a Java Class</text:p>
                  <text:p text:style-name="P9"><text:s/>* The entire code for HelloWorld is contained in this file “HelloWorld.java” <text:s/></text:p>
                  <text:p text:style-name="P9"><text:s/>*/</text:p>
                  <text:p text:style-name="P9">public class <text:span text:style-name="T1">HelloWorld</text:span><text:s/>{</text:p>
                  <text:p text:style-name="P9"><text:s text:c="6"/>// main is a Java Method. Other programs can send messages to the main method</text:p>
                  <text:p text:style-name="P9"><text:s text:c="6"/><text:span text:style-name="T1">public</text:span><text:s/>static void main(String[] <text:span text:style-name="T1">args</text:span>) {</text:p>
                  <text:p text:style-name="P9"><text:s text:c="13"/>String <text:span text:style-name="T1">message</text:span><text:s/>= “Hello World”;</text:p>
                  <text:p text:style-name="P9"><text:s text:c="13"/><text:span text:style-name="T1">System</text:span>.out.println(message);</text:p>
                  <text:p text:style-name="P9"><text:s text:c="6"/>}</text:p>
                  <text:p text:style-name="P9">}</text:p>
                </table:table-cell>
              </table:table-row>
            </table:table>
            <text:p text:style-name="P8"/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6"><text:span text:style-name="T1"/></text:p>
      <table:table table:name="Table7" table:style-name="Table1">
        <table:table-column table:style-name="TableColumn1"/>
        <table:table-row>
          <table:table-cell table:style-name="TableCell1">
            <text:p text:style-name="P6">Question 5</text:p>
          </table:table-cell>
        </table:table-row>
        <table:table-row>
          <table:table-cell table:style-name="TableCell1">
            <text:p text:style-name="P6">Which of the following is not whitespace?</text:p>
            <text:p text:style-name="P6"><text:span text:style-name="T1"/></text:p>
            <text:list text:style-name="L2">
              <text:list-item>
                <text:p text:style-name="P7">Single space</text:p>
              </text:list-item>
              <text:list-item>
                <text:p text:style-name="P7">New line</text:p>
              </text:list-item>
              <text:list-item>
                <text:p text:style-name="P7">Tab</text:p>
              </text:list-item>
              <text:list-item>
                <text:p text:style-name="P7">/** <text:s text:c="4"/>**/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6"><text:span text:style-name="T1"/></text:p>
      <text:p text:style-name="P6"><text:span text:style-name="T1"/></text:p>
      <table:table table:name="Table8" table:style-name="Table1">
        <table:table-column table:style-name="TableColumn1"/>
        <table:table-row>
          <table:table-cell table:style-name="TableCell1">
            <text:p text:style-name="P6">Question 6</text:p>
          </table:table-cell>
        </table:table-row>
        <table:table-row>
          <table:table-cell table:style-name="TableCell1">
            <text:p text:style-name="P6">Literals can be combined using operators. What is the value of the operations below.</text:p>
            <text:p text:style-name="P6"><text:span text:style-name="T1"/></text:p>
            <text:list text:style-name="L2">
              <text:list-item>
                <text:p text:style-name="P7">Operation 1, value is the number 10, Operation 2, value is the number 10</text:p>
              </text:list-item>
              <text:list-item>
                <text:p text:style-name="P7">Operation 1, value is the String "10", Operation 2, value is the String "10"</text:p>
              </text:list-item>
              <text:list-item>
                <text:p text:style-name="P7">Operation 1, value is the String "10", Operation 2, value is the number 10</text:p>
              </text:list-item>
              <text:list-item>
                <text:p text:style-name="P7">Both operations are invalid</text:p>
              </text:list-item>
            </text:list>
            <text:p text:style-name="P6"/>
            <text:p text:style-name="P6"/>
            <table:table table:name="Table9" table:style-name="Table1">
              <table:table-column table:style-name="TableColumn1"/>
              <table:table-column table:style-name="TableColumn1"/>
              <table:table-row>
                <table:table-cell table:style-name="TableCell1">
                  <text:p text:style-name="P6">Operation 1</text:p>
                </table:table-cell>
                <table:table-cell table:style-name="TableCell1">
                  <text:p text:style-name="P6">"1" + 0</text:p>
                </table:table-cell>
              </table:table-row>
              <table:table-row>
                <table:table-cell table:style-name="TableCell1">
                  <text:p text:style-name="P6">Operation 2</text:p>
                </table:table-cell>
                <table:table-cell table:style-name="TableCell1">
                  <text:p text:style-name="P6">1 + "0"</text:p>
                </table:table-cell>
              </table:table-row>
            </table:table>
            <text:p text:style-name="P8"/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6"><text:span text:style-name="T1"/></text:p>
      <text:p text:style-name="P6"><text:span text:style-name="T1"/></text:p>
      <table:table table:name="Table10" table:style-name="Table1">
        <table:table-column table:style-name="TableColumn1"/>
        <table:table-row>
          <table:table-cell table:style-name="TableCell1">
            <text:p text:style-name="P6">Question 7</text:p>
          </table:table-cell>
        </table:table-row>
        <table:table-row>
          <table:table-cell table:style-name="TableCell1">
            <text:p text:style-name="P6">Which of the following is not an example of a reference data type</text:p>
            <text:p text:style-name="P6"><text:span text:style-name="T1"/></text:p>
            <text:list text:style-name="L2">
              <text:list-item>
                <text:p text:style-name="P7">A class</text:p>
              </text:list-item>
              <text:list-item>
                <text:p text:style-name="P7">An interface</text:p>
              </text:list-item>
              <text:list-item>
                <text:p text:style-name="P7">An array</text:p>
              </text:list-item>
              <text:list-item>
                <text:p text:style-name="P7">datatype int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able:table table:name="Table11" table:style-name="Table1">
        <table:table-column table:style-name="TableColumn1"/>
        <table:table-row>
          <table:table-cell table:style-name="TableCell1">
            <text:p text:style-name="P6">Question 8</text:p>
          </table:table-cell>
        </table:table-row>
        <table:table-row>
          <table:table-cell table:style-name="TableCell1">
            <text:p text:style-name="P6">Identify the data type of the variable <text:span text:style-name="T1">sum</text:span><text:s/>in the Java program below </text:p>
            <text:p text:style-name="P6"/>
            <table:table table:name="Table12" table:style-name="Table1">
              <table:table-column table:style-name="TableColumn1"/>
              <table:table-row>
                <table:table-cell table:style-name="TableCell1">
                  <text:p text:style-name="P6">class A {</text:p>
                  <text:p text:style-name="P6"><text:s text:c="4"/>public int add2Numbers(int number1, int number2) {</text:p>
                  <text:p text:style-name="P6"><text:s text:c="8"/>int sum = number1 + number2;</text:p>
                  <text:p text:style-name="P6"><text:s text:c="8"/>return sum;</text:p>
                  <text:p text:style-name="P6"><text:s text:c="4"/>}</text:p>
                  <text:p text:style-name="P6">}</text:p>
                </table:table-cell>
              </table:table-row>
            </table:table>
            <text:p text:style-name="P8"/>
            <text:p text:style-name="P6"><text:span text:style-name="T1"/></text:p>
            <text:list text:style-name="L2">
              <text:list-item>
                <text:p text:style-name="P7">int</text:p>
              </text:list-item>
              <text:list-item>
                <text:p text:style-name="P7">String</text:p>
              </text:list-item>
              <text:list-item>
                <text:p text:style-name="P7">A</text:p>
              </text:list-item>
              <text:list-item>
                <text:p text:style-name="P7">add2Numbers</text:p>
              </text:list-item>
            </text:list>
            <text:p text:style-name="P6"/>
            <text:p text:style-name="P6">Type in 1 if you think 1 is the correct answer.</text:p>
            <text:p text:style-name="P6">Type in 2 if you think 2 is the correct answer.</text:p>
            <text:p text:style-name="P6">Type in 3 if you think 3 is the correct answer.</text:p>
            <text:p text:style-name="P6">Type in 4 if you think 4 is the correct answer.</text:p>
            <text:p text:style-name="P6"/>
            <text:p text:style-name="P6">Indicate your choice in the Answer Box below.</text:p>
          </table:table-cell>
        </table:table-row>
        <table:table-row>
          <table:table-cell table:style-name="TableCell1">
            <text:p text:style-name="P8"/>
            <text:p text:style-name="P6">Answer</text:p>
          </table:table-cell>
        </table:table-row>
        <table:table-row>
          <table:table-cell table:style-name="TableCell1">
            <text:p text:style-name="P8"/>
          </table:table-cell>
        </table:table-row>
      </table:table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